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224.59pt"/>
    </style:style>
    <style:style style:name="co4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background-color="#e0efd4"/>
    </style:style>
    <style:style style:name="ce3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61">
      <style:table-cell-properties fo:background-color="#e0efd4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e0efd4"/>
    </style:style>
    <style:style style:name="ce17" style:family="table-cell" style:parent-style-name="Default">
      <style:table-cell-properties fo:background-color="#e0efd4"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61">
      <style:table-cell-properties fo:background-color="#e0efd4"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61"/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6" office:value-type="string" calcext:value-type="string">
            <text:p>1hh9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GLY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7" office:value-type="string" calcext:value-type="string">
            <text:p>C</text:p>
          </table:table-cell>
          <table:table-cell table:style-name="ce17" office:value-type="float" office:value="9" calcext:value-type="float">
            <text:p>9</text:p>
          </table:table-cell>
          <table:table-cell table:style-name="ce18" office:value-type="string" calcext:value-type="string">
            <text:p>ARG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0.00001" calcext:value-type="float">
            <text:p>1.00E-05</text:p>
          </table:table-cell>
          <table:table-cell table:style-name="ce18" office:value-type="float" office:value="0.0000001" calcext:value-type="float">
            <text:p>1.00E-07</text:p>
          </table:table-cell>
          <table:table-cell table:style-name="ce17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hh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1" calcext:value-type="float">
            <text:p>1.00E-07</text:p>
          </table:table-cell>
          <table:table-cell table:style-name="ce20" office:value-type="float" office:value="0.00001" calcext:value-type="float">
            <text:p>1.00E-0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1nbz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7" office:value-type="string" calcext:value-type="string">
            <text:p>C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0.00000106" calcext:value-type="float">
            <text:p>1.06E-06</text:p>
          </table:table-cell>
          <table:table-cell table:style-name="ce18" office:value-type="float" office:value="0.0000909" calcext:value-type="float">
            <text:p>9.09E-05</text:p>
          </table:table-cell>
          <table:table-cell table:style-name="ce17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nbz</text:p>
          </table:table-cell>
          <table:table-cell table:style-name="ce20" office:value-type="string" calcext:value-type="string">
            <text:p>C</text:p>
          </table:table-cell>
          <table:table-cell table:style-name="ce22"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106" calcext:value-type="float">
            <text:p>1.06E-06</text:p>
          </table:table-cell>
          <table:table-cell table:style-name="ce20" office:value-type="float" office:value="0.00000000286" calcext:value-type="float">
            <text:p>2.86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1nby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0.0000909" calcext:value-type="float">
            <text:p>9.09E-05</text:p>
          </table:table-cell>
          <table:table-cell table:style-name="ce18" office:value-type="float" office:value="0.00000106" calcext:value-type="float">
            <text:p>1.06E-06</text:p>
          </table:table-cell>
          <table:table-cell table:style-name="ce17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20"/>
          <table:table-cell table:number-columns-repeated="5"/>
        </table:table-row>
        <table:table-row table:style-name="ro1" table:number-rows-repeated="2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nby</text:p>
          </table:table-cell>
          <table:table-cell table:style-name="ce20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11000" calcext:value-type="float">
            <text:p>1.10E+04</text:p>
          </table:table-cell>
          <table:table-cell table:style-name="ce20" office:value-type="float" office:value="360000000" calcext:value-type="float">
            <text:p>3.6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00286" calcext:value-type="float">
            <text:p>2.86E-09</text:p>
          </table:table-cell>
          <table:table-cell table:style-name="ce20"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400000" calcext:value-type="float">
            <text:p>1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3000000" calcext:value-type="float">
            <text:p>4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00000000" calcext:value-type="float">
            <text:p>1.0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7000000" calcext:value-type="float">
            <text:p>3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1000000" calcext:value-type="float">
            <text:p>3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87000000" calcext:value-type="float">
            <text:p>8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1000" calcext:value-type="float">
            <text:p>1.1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940000" calcext:value-type="float">
            <text:p>9.4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97000000" calcext:value-type="float">
            <text:p>9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60000" calcext:value-type="float">
            <text:p>3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900000" calcext:value-type="float">
            <text:p>3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2000000" calcext:value-type="float">
            <text:p>3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53000000" calcext:value-type="float">
            <text:p>5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2000" calcext:value-type="float">
            <text:p>3.2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200" calcext:value-type="float">
            <text:p>3.20E+03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9000000" calcext:value-type="float">
            <text:p>4.9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87000" calcext:value-type="float">
            <text:p>8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20000" calcext:value-type="float">
            <text:p>2.0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700000" calcext:value-type="float">
            <text:p>1.7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860000" calcext:value-type="float">
            <text:p>8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77000000" calcext:value-type="float">
            <text:p>7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54000000" calcext:value-type="float">
            <text:p>5.4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8800000" calcext:value-type="float">
            <text:p>8.8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6000000" calcext:value-type="float">
            <text:p>4.6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2000" calcext:value-type="float">
            <text:p>4.2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4700" calcext:value-type="float">
            <text:p>4.70E+03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table:style-name="ce20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60000000" calcext:value-type="float">
            <text:p>3.60E+08</text:p>
          </table:table-cell>
          <table:table-cell table:style-name="ce20" office:value-type="float" office:value="60000" calcext:value-type="float">
            <text:p>6.0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yqv</text:p>
          </table:table-cell>
          <table:table-cell table:style-name="ce20"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0000000000" calcext:value-type="float">
            <text:p>4.00E+10</text:p>
          </table:table-cell>
          <table:table-cell table:style-name="ce20" office:value-type="float" office:value="56000000" calcext:value-type="float">
            <text:p>5.6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yqv</text:p>
          </table:table-cell>
          <table:table-cell table:style-name="ce20"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0000000000" calcext:value-type="float">
            <text:p>4.00E+10</text:p>
          </table:table-cell>
          <table:table-cell table:style-name="ce20" office:value-type="float" office:value="940000" calcext:value-type="float">
            <text:p>9.4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80000000" calcext:value-type="float">
            <text:p>8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40000000" calcext:value-type="float">
            <text:p>4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9000000" calcext:value-type="float">
            <text:p>1.9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4000000" calcext:value-type="float">
            <text:p>2.4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6000000" calcext:value-type="float">
            <text:p>1.6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620000" calcext:value-type="float">
            <text:p>6.2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3600000" calcext:value-type="float">
            <text:p>3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60000000" calcext:value-type="float">
            <text:p>6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4400000" calcext:value-type="float">
            <text:p>4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33000000" calcext:value-type="float">
            <text:p>3.3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80000" calcext:value-type="float">
            <text:p>2.8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2000000" calcext:value-type="float">
            <text:p>1.2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560000" calcext:value-type="float">
            <text:p>5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590000" calcext:value-type="float">
            <text:p>5.9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table:style-name="ce20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9400000" calcext:value-type="float">
            <text:p>9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0000000" calcext:value-type="float">
            <text:p>1.0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10000" calcext:value-type="float">
            <text:p>2.1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20000" calcext:value-type="float">
            <text:p>1.2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60000" calcext:value-type="float">
            <text:p>2.6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300000" calcext:value-type="float">
            <text:p>3.0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5500000" calcext:value-type="float">
            <text:p>5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800000" calcext:value-type="float">
            <text:p>1.8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270000" calcext:value-type="float">
            <text:p>2.7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790000" calcext:value-type="float">
            <text:p>7.9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5000000" calcext:value-type="float">
            <text:p>4.50E+07</text:p>
          </table:table-cell>
          <table:table-cell table:style-name="ce20"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79000" calcext:value-type="float">
            <text:p>7.9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67000" calcext:value-type="float">
            <text:p>6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6200000" calcext:value-type="float">
            <text:p>6.2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1300000" calcext:value-type="float">
            <text:p>1.3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86000" calcext:value-type="float">
            <text:p>8.6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830000" calcext:value-type="float">
            <text:p>8.30E+05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5000000" calcext:value-type="float">
            <text:p>5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31000" calcext:value-type="float">
            <text:p>3.1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5900000" calcext:value-type="float">
            <text:p>5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93000" calcext:value-type="float">
            <text:p>9.3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17000000" calcext:value-type="float">
            <text:p>1.70E+07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5400000" calcext:value-type="float">
            <text:p>5.4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1000000" calcext:value-type="float">
            <text:p>1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4000000" calcext:value-type="float">
            <text:p>4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37000" calcext:value-type="float">
            <text:p>3.70E+04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47000" calcext:value-type="float">
            <text:p>4.7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7800000" calcext:value-type="float">
            <text:p>7.80E+06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3000000" calcext:value-type="float">
            <text:p>3.0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A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36000" calcext:value-type="float">
            <text:p>3.60E+04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7500000" calcext:value-type="float">
            <text:p>7.5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82000" calcext:value-type="float">
            <text:p>8.20E+04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84000" calcext:value-type="float">
            <text:p>8.40E+04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63000" calcext:value-type="float">
            <text:p>6.30E+04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1100000" calcext:value-type="float">
            <text:p>1.1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93000" calcext:value-type="float">
            <text:p>9.30E+04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table:style-name="ce20"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93000000" calcext:value-type="float">
            <text:p>9.30E+07</text:p>
          </table:table-cell>
          <table:table-cell table:style-name="ce20"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1dvf</text:p>
          </table:table-cell>
          <table:table-cell table:style-name="ce18" office:value-type="string" calcext:value-type="string">
            <text:p>D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8" office:value-type="string" calcext:value-type="string">
            <text:p>B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ALA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93000000" calcext:value-type="float">
            <text:p>9.30E+07</text:p>
          </table:table-cell>
          <table:table-cell table:style-name="ce18" office:value-type="float" office:value="1300000" calcext:value-type="float">
            <text:p>1.30E+06</text:p>
          </table:table-cell>
          <table:table-cell table:style-name="ce17" office:value-type="string" calcext:value-type="string">
            <text:p>Ka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/>
          <table:table-cell table:style-name="ce20"/>
          <table:table-cell table:number-columns-repeated="5"/>
        </table:table-row>
        <table:table-row table:style-name="ro1" table:number-rows-repeated="2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3a6b</text:p>
          </table:table-cell>
          <table:table-cell table:style-name="ce17" office:value-type="string" calcext:value-type="string">
            <text:p>L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table:style-name="ce16"/>
          <table:table-cell table:style-name="ce17" office:value-type="string" calcext:value-type="string">
            <text:p>L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affinities</text:p>
          </table:table-cell>
          <table:table-cell table:style-name="ce18" office:value-type="float" office:value="0.000000108" calcext:value-type="float">
            <text:p>1.08E-07</text:p>
          </table:table-cell>
          <table:table-cell table:style-name="ce18" office:value-type="float" office:value="0.00000000562" calcext:value-type="float">
            <text:p>5.62E-09</text:p>
          </table:table-cell>
          <table:table-cell table:style-name="ce17"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108" calcext:value-type="float">
            <text:p>1.08E-07</text:p>
          </table:table-cell>
          <table:table-cell table:style-name="ce20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00562" calcext:value-type="float">
            <text:p>5.62E-09</text:p>
          </table:table-cell>
          <table:table-cell table:style-name="ce20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20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3a67</text:p>
          </table:table-cell>
          <table:table-cell table:style-name="ce20"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1" office:value-type="float" office:value="0.00000000562" calcext:value-type="float">
            <text:p>5.62E-09</text:p>
          </table:table-cell>
          <table:table-cell table:style-name="ce20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20"/>
          <table:table-cell table:number-columns-repeated="4"/>
        </table:table-row>
        <table:table-row table:style-name="ro1">
          <table:table-cell office:value-type="string" calcext:value-type="string">
            <text:p>3a6c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00714" calcext:value-type="float">
            <text:p>7.14E-09</text:p>
          </table:table-cell>
          <table:table-cell table:style-name="ce20"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00714" calcext:value-type="float">
            <text:p>7.14E-09</text:p>
          </table:table-cell>
          <table:table-cell table:style-name="ce20"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0000000562" calcext:value-type="float">
            <text:p>5.62E-09</text:p>
          </table:table-cell>
          <table:table-cell table:style-name="ce20"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  <table:table-cell table:number-columns-repeated="3"/>
        </table:table-row>
        <table:table-row table:style-name="ro1" table:number-rows-repeated="42">
          <table:table-cell table:number-columns-repeated="7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3"/>
        </table:table-row>
        <table:table-row table:style-name="ro1" table:number-rows-repeated="104810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number-columns-repeated="4" table:default-cell-style-name="ce19"/>
        <table:table-column table:style-name="co3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For affinitie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The first column is the original affin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e second column is the mutation affini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30000000" calcext:value-type="float">
            <text:p>1.3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50000000" calcext:value-type="float">
            <text:p>1.5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10000000" calcext:value-type="float">
            <text:p>1.1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23000000" calcext:value-type="float">
            <text:p>2.3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71000000" calcext:value-type="float">
            <text:p>7.1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29000000" calcext:value-type="float">
            <text:p>2.9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3700000" calcext:value-type="float">
            <text:p>3.70E+06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230000000" calcext:value-type="float">
            <text:p>2.3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34000000" calcext:value-type="float">
            <text:p>3.4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26000000" calcext:value-type="float">
            <text:p>2.6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033" calcext:value-type="float">
            <text:p>3.30E-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95" calcext:value-type="float">
            <text:p>9.50E+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3" calcext:value-type="float">
            <text:p>3.0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12" calcext:value-type="float">
            <text:p>1.2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04" calcext:value-type="float">
            <text:p>4.00E-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23" calcext:value-type="float">
            <text:p>2.3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.07" calcext:value-type="float">
            <text:p>7.00E-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1" calcext:value-type="float">
            <text:p>1.0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4000" calcext:value-type="float">
            <text:p>4.00E+03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890" calcext:value-type="float">
            <text:p>8.90E+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table:style-name="ce20" office:value-type="float" office:value="0.07" calcext:value-type="float">
            <text:p>7.00E-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11" calcext:value-type="float">
            <text:p>1.1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35" calcext:value-type="float">
            <text:p>3.5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032" calcext:value-type="float">
            <text:p>3.20E-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2.8" calcext:value-type="float">
            <text:p>2.80E+00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590" calcext:value-type="float">
            <text:p>5.90E+0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7000" calcext:value-type="float">
            <text:p>7.00E+03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13" calcext:value-type="float">
            <text:p>1.30E+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0.07" calcext:value-type="float">
            <text:p>7.00E-02</text:p>
          </table:table-cell>
          <table:table-cell table:style-name="ce20" office:value-type="float" office:value="0.29" calcext:value-type="float">
            <text:p>2.90E-0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220000000" calcext:value-type="float">
            <text:p>2.2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420000000" calcext:value-type="float">
            <text:p>4.20E+08</text:p>
          </table:table-cell>
          <table:table-cell table:style-name="ce20" office:value-type="float" office:value="169000000" calcext:value-type="float">
            <text:p>1.69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00000000" calcext:value-type="float">
            <text:p>3.00E+08</text:p>
          </table:table-cell>
          <table:table-cell table:style-name="ce20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00000000" calcext:value-type="float">
            <text:p>3.00E+08</text:p>
          </table:table-cell>
          <table:table-cell table:style-name="ce20" office:value-type="float" office:value="14000000" calcext:value-type="float">
            <text:p>1.4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Y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00000000" calcext:value-type="float">
            <text:p>3.00E+08</text:p>
          </table:table-cell>
          <table:table-cell table:style-name="ce20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00000000" calcext:value-type="float">
            <text:p>3.00E+08</text:p>
          </table:table-cell>
          <table:table-cell table:style-name="ce20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0" office:value-type="float" office:value="300000000" calcext:value-type="float">
            <text:p>3.00E+08</text:p>
          </table:table-cell>
          <table:table-cell table:style-name="ce20" office:value-type="float" office:value="280000000" calcext:value-type="float">
            <text:p>2.80E+08</text:p>
          </table:table-cell>
          <table:table-cell office:value-type="string" calcext:value-type="string">
            <text:p>K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ut the delta G in the second colum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f there is no binding, DDG =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The unit of DDG is kJ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6.4" calcext:value-type="float">
            <text:p>6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G</text:p>
          </table:table-cell>
          <table:table-cell table:number-columns-repeated="1020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number-columns-repeated="4" table:default-cell-style-name="ce19"/>
        <table:table-column table:style-name="co4" table:default-cell-style-name="ce19"/>
        <table:table-column table:style-name="co1" table:number-columns-repeated="1019" table:default-cell-style-name="ce19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he Kd of Wt is 4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oordination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oordination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oordination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 style:data-style-name="N2" text:time-value="15:00:57.5544679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0:22:03.888044395</meta:creation-date>
    <dc:date>2019-03-27T15:44:58.086791487</dc:date>
    <meta:editing-duration>PT10H59M45S</meta:editing-duration>
    <meta:editing-cycles>60</meta:editing-cycles>
    <meta:generator>LibreOffice/6.0.7.3$Linux_X86_64 LibreOffice_project/00m0$Build-3</meta:generator>
    <meta:document-statistic meta:table-count="4" meta:cell-count="2018" meta:object-count="0"/>
  </office:meta>
</office:document-meta>
</file>